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style:font-name="メイリオ" fo:font-size="15pt" fo:font-weight="normal" style:font-name-asian="メイリオ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1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2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3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4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5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6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7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0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1" style:family="paragraph" style:parent-style-name="Text_20_body" style:list-style-name="L2">
      <style:paragraph-properties fo:margin-top="0cm" fo:margin-bottom="0cm" fo:line-height="100%" style:writing-mode="lr-tb"/>
    </style:style>
    <style:style style:name="P22" style:family="paragraph" style:parent-style-name="Text_20_body" style:list-style-name="L4">
      <style:paragraph-properties fo:margin-top="0cm" fo:margin-bottom="0cm" fo:line-height="100%" style:writing-mode="lr-tb"/>
    </style:style>
    <style:style style:name="P23" style:family="paragraph" style:parent-style-name="Text_20_body" style:list-style-name="L4">
      <style:paragraph-properties fo:margin-top="0cm" fo:margin-bottom="0cm" fo:line-height="100%" style:writing-mode="lr-tb"/>
      <style:text-properties style:language-asian="ja" style:country-asian="JP"/>
    </style:style>
    <style:style style:name="P2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2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2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29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T1" style:family="text"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T2" style:family="text"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T3" style:family="text">
      <style:text-properties fo:font-variant="normal" fo:text-transform="none" fo:color="#ff0000" style:text-line-through-style="none" style:font-name="メイリオ" fo:font-size="15pt" fo:font-style="normal" style:text-underline-style="none" fo:font-weight="normal" style:text-blinking="false" fo:background-color="#f4cccc" style:font-name-asian="メイリオ" style:font-size-asian="14pt" style:font-size-complex="14pt"/>
    </style:style>
    <style:style style:name="T4" style:family="text">
      <style:text-properties fo:font-variant="normal" fo:text-transform="none" fo:color="#ff0000" style:text-line-through-style="none" style:font-name="メイリオ" fo:font-size="15pt" fo:font-style="normal" style:text-underline-style="none" fo:font-weight="normal" style:text-blinking="false" fo:background-color="#f4cccc" style:font-name-asian="メイリオ" style:font-size-asian="14pt" style:language-asian="ja" style:country-asian="JP" style:font-size-complex="14pt"/>
    </style:style>
    <style:style style:name="T5" style:family="text"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T6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7" style:family="text">
      <style:text-properties fo:font-size="13pt" style:font-size-asian="13pt" style:language-asian="ja" style:country-asian="JP" style:font-size-complex="13pt"/>
    </style:style>
    <style:style style:name="T8" style:family="text">
      <style:text-properties fo:color="#ff0000" fo:font-size="15pt" fo:background-color="#f4cccc"/>
    </style:style>
    <style:style style:name="T9" style:family="text">
      <style:text-properties fo:background-color="#ccff66"/>
    </style:style>
    <style:style style:name="T10" style:family="text">
      <style:text-properties style:language-asian="ja" style:country-asian="JP"/>
    </style:style>
    <style:style style:name="T11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"/>
      <text:p text:style-name="P5"/>
      <text:p text:style-name="P4"><text:span text:style-name="T6">15_X</text:span>--------------------------------------------------------------------</text:p>
      <text:p text:style-name="P8">res free# JVEMV6 46# 15_X / 46. art / 15. flute_japanese / 20200428_182256</text:p>
      <text:p text:style-name="P4"/>
      <text:p text:style-name="P4">[do] <text:span text:style-name="T8">#_ </text:span></text:p>
      <text:list xml:id="list6539710467279586601" text:style-name="L1">
        <text:list-item>
          <text:p text:style-name="P11">REVIEW </text:p>
        </text:list-item>
        <text:list-item>
          <text:p text:style-name="P11">TASK-1</text:p>
          <text:list>
            <text:list-item>
              <text:p text:style-name="P11">blow</text:p>
              <text:list>
                <text:list-item>
                  <text:p text:style-name="P11"><text:span text:style-name="T8">~#_ </text:span>oct<text:span text:style-name="T10">ave</text:span></text:p>
                </text:list-item>
              </text:list>
            </text:list-item>
          </text:list>
        </text:list-item>
        <text:list-item>
          <text:p text:style-name="P11"/>
        </text:list-item>
      </text:list>
      <text:p text:style-name="P4">[next]</text:p>
      <text:list xml:id="list8323587764948027016" text:style-name="L2">
        <text:list-item>
          <text:p text:style-name="P12">TASK</text:p>
          <text:list>
            <text:list-item>
              <text:p text:style-name="P12">blow</text:p>
              <text:list>
                <text:list-item>
                  <text:p text:style-name="P21"><text:span text:style-name="T1">oct</text:span><text:span text:style-name="T2">ave</text:span></text:p>
                </text:list-item>
                <text:list-item>
                  <text:p text:style-name="P19">other notes : D,E, a.o.</text:p>
                </text:list-item>
              </text:list>
            </text:list-item>
          </text:list>
        </text:list-item>
        <text:list-item>
          <text:p text:style-name="P19">TASK</text:p>
          <text:list>
            <text:list-item>
              <text:p text:style-name="P19">今回のメロディ　=&gt;　もう一度、吹こう</text:p>
            </text:list-item>
          </text:list>
        </text:list-item>
      </text:list>
      <text:p text:style-name="P4">[further]</text:p>
      <text:list xml:id="list4634629021321469342" text:style-name="L3">
        <text:list-item>
          <text:p text:style-name="P25"/>
        </text:list-item>
      </text:list>
      <text:p text:style-name="P10"><text:line-break/><text:span text:style-name="T9">[/ XXX] </text:span></text:p>
      <text:p text:style-name="P10"/>
      <text:p text:style-name="P2"><text:soft-page-break/></text:p>
      <text:p text:style-name="P4"><text:span text:style-name="T6">15_X</text:span>--------------------------------------------------------------------</text:p>
      <text:p text:style-name="P8">res free# JVEMV6 46# 15_X / 46. art / 15. flute_japanese / 20200429_181643</text:p>
      <text:p text:style-name="P4"/>
      <text:p text:style-name="P4">[do] <text:span text:style-name="T8">#_ </text:span></text:p>
      <text:list xml:id="list4568087727811130499" text:style-name="L4">
        <text:list-item>
          <text:p text:style-name="P13">REVIEW </text:p>
        </text:list-item>
        <text:list-item>
          <text:p text:style-name="P13">TASK-1 : blow</text:p>
          <text:list>
            <text:list-item>
              <text:p text:style-name="P13">T-1.1 : each note</text:p>
            </text:list-item>
            <text:list-item>
              <text:p text:style-name="P13">T-1.2</text:p>
              <text:list>
                <text:list-item>
                  <text:p text:style-name="P20"><text:span text:style-name="T8">#_ </text:span>音程　=&gt;　確認</text:p>
                  <text:list>
                    <text:list-item>
                      <text:p text:style-name="P20">G♭ - D♭</text:p>
                    </text:list-item>
                  </text:list>
                </text:list-item>
              </text:list>
            </text:list-item>
            <text:list-item>
              <text:p text:style-name="P22"><text:span text:style-name="T1">T-1.3 : high notes, low notes</text:span></text:p>
              <text:list>
                <text:list-item>
                  <text:p text:style-name="P22"><text:span text:style-name="T4">#_ </text:span><text:span text:style-name="T1">B</text:span><text:span text:style-name="T2">♭ - E♭</text:span></text:p>
                </text:list-item>
              </text:list>
            </text:list-item>
            <text:list-item>
              <text:p text:style-name="P22"><text:span text:style-name="T1">T-1.X : oct</text:span><text:span text:style-name="T2">ave </text:span></text:p>
              <text:list>
                <text:list-item>
                  <text:p text:style-name="P23"><text:span text:style-name="T3">#_ </text:span><text:span text:style-name="T1">E♭, D♭</text:span></text:p>
                </text:list-item>
              </text:list>
            </text:list-item>
            <text:list-item>
              <text:p text:style-name="P20">T-1.X : half notes</text:p>
            </text:list-item>
            <text:list-item>
              <text:p text:style-name="P20"><text:span text:style-name="T10">other notes : D,E, a.o.</text:span></text:p>
            </text:list-item>
          </text:list>
        </text:list-item>
        <text:list-item>
          <text:p text:style-name="P13">TASK-2</text:p>
          <text:list>
            <text:list-item>
              <text:p text:style-name="P20">今回のメロディ　=&gt;　もう一度、吹こう</text:p>
            </text:list-item>
          </text:list>
        </text:list-item>
        <text:list-item>
          <text:p text:style-name="P13"/>
        </text:list-item>
      </text:list>
      <text:p text:style-name="P4"/>
      <text:p text:style-name="P4">[next]</text:p>
      <text:list xml:id="list1800200482112559121" text:style-name="L5">
        <text:list-item>
          <text:p text:style-name="P14">TASK : continue</text:p>
        </text:list-item>
      </text:list>
      <text:p text:style-name="P4">[further]</text:p>
      <text:p text:style-name="P10"><text:soft-page-break/><text:line-break/><text:span text:style-name="T9">[/ XXX] 20200429_190451</text:span></text:p>
      <text:p text:style-name="P10"/>
      <text:p text:style-name="P5"><text:span text:style-name="T11">@@@</text:span></text:p>
      <text:p text:style-name="P4"><text:span text:style-name="T6">15_X</text:span>--------------------------------------------------------------------</text:p>
      <text:p text:style-name="P8">res free# JVEMV6 46# 15_X / 46. art / 15. flute_japanese / XXX</text:p>
      <text:p text:style-name="P4"/>
      <text:p text:style-name="P4">[do] <text:span text:style-name="T8">#_ </text:span></text:p>
      <text:list xml:id="list39284724" text:continue-list="list4568087727811130499" text:style-name="L4">
        <text:list-item>
          <text:p text:style-name="P13">REVIEW </text:p>
        </text:list-item>
        <text:list-item>
          <text:p text:style-name="P13">TASK-1</text:p>
        </text:list-item>
        <text:list-item>
          <text:p text:style-name="P13">T-1.1</text:p>
        </text:list-item>
        <text:list-item>
          <text:p text:style-name="P13"/>
        </text:list-item>
      </text:list>
      <text:p text:style-name="P4"/>
      <text:p text:style-name="P4">[next]</text:p>
      <text:list xml:id="list2003119210639660198" text:style-name="L9">
        <text:list-item>
          <text:p text:style-name="P17">TASK</text:p>
        </text:list-item>
      </text:list>
      <text:p text:style-name="P4">[further]</text:p>
      <text:list xml:id="list7328992206883087915" text:style-name="L10">
        <text:list-item>
          <text:p text:style-name="P18"/>
        </text:list-item>
      </text:list>
      <text:p text:style-name="P10"><text:line-break/><text:span text:style-name="T9">[/ XXX] </text:span></text:p>
      <text:p text:style-name="P5"/>
      <text:p text:style-name="P3">----------------------------------------- [TEMPLATE] 20200427_130632</text:p>
      <text:p text:style-name="P4"><text:span text:style-name="T6">15_X</text:span>--------------------------------------------------------------------</text:p>
      <text:p text:style-name="P8">res free# JVEMV6 46# 15_X / 46. art / 15. flute_japanese / XXX</text:p>
      <text:p text:style-name="P4"/>
      <text:p text:style-name="P4"><text:soft-page-break/>[do] <text:span text:style-name="T8">#_ </text:span></text:p>
      <text:list xml:id="list39267008" text:continue-list="list39284724" text:style-name="L4">
        <text:list-item>
          <text:p text:style-name="P13">REVIEW </text:p>
        </text:list-item>
        <text:list-item>
          <text:p text:style-name="P13">TASK-1</text:p>
        </text:list-item>
        <text:list-item>
          <text:p text:style-name="P13">T-1.1</text:p>
        </text:list-item>
        <text:list-item>
          <text:p text:style-name="P13"/>
        </text:list-item>
      </text:list>
      <text:p text:style-name="P4"/>
      <text:p text:style-name="P4">[next]</text:p>
      <text:list xml:id="list1303954055537371527" text:style-name="L7">
        <text:list-item>
          <text:p text:style-name="P15">TASK</text:p>
        </text:list-item>
      </text:list>
      <text:p text:style-name="P4">[further]</text:p>
      <text:list xml:id="list8310836062745106563" text:style-name="L8">
        <text:list-item>
          <text:p text:style-name="P16"/>
        </text:list-item>
      </text:list>
      <text:p text:style-name="P10"><text:line-break/><text:span text:style-name="T9">[/ XXX] </text:span></text:p>
      <text:p text:style-name="P10"/>
      <text:p text:style-name="P6"/>
      <text:p text:style-name="P4">/ <text:span text:style-name="T7">------------------------------------------------ [TEMPLATE] 20200427_130632 /</text:span></text:p>
      <text:p text:style-name="P3">------------------------------------------ DOCS (Materials)</text:p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<text:soft-page-break/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/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r a &amp;&amp; git add -A &amp;&amp; git commit -m ^"(res : JVE_46#15 : flute_japanese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a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4-29T19:05:24.65</dc:date>
    <dc:creator>iwabuchi ken</dc:creator>
    <meta:editing-duration>PT2H28M54S</meta:editing-duration>
    <meta:editing-cycles>26</meta:editing-cycles>
    <meta:generator>OpenOffice/4.1.3$Win32 OpenOffice.org_project/413m1$Build-9783</meta:generator>
    <meta:document-statistic meta:table-count="1" meta:image-count="0" meta:object-count="0" meta:page-count="5" meta:paragraph-count="76" meta:word-count="286" meta:character-count="1774"/>
  </office:meta>
</office:document-meta>
</file>